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89" calcext:value-type="float">
            <text:p>389</text:p>
          </table:table-cell>
          <table:table-cell table:style-name="ce7" table:formula="of:=COUNTIF([.B7:.B454];&quot;X&quot;)" office:value-type="float" office:value="329" calcext:value-type="float">
            <text:p>329</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17" calcext:value-type="float">
            <text:p>4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3" table:number-rows-repeated="5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21:37:05.5112578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5T21:38:05.661852533</dc:date>
    <meta:editing-duration>PT12H57M50S</meta:editing-duration>
    <meta:editing-cycles>360</meta:editing-cycles>
    <meta:document-statistic meta:table-count="1" meta:cell-count="2325" meta:object-count="0"/>
  </office:meta>
</office:document-meta>
</file>